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56cm"/>
    </style:style>
    <style:style style:name="co2" style:family="table-column">
      <style:table-column-properties fo:break-before="auto" style:column-width="4.13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9f0ae"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69f0ae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e0e0e0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2"/>
        <table:table-column table:style-name="co3" table:number-columns-repeated="6" table:default-cell-style-name="ce3"/>
        <table:table-row table:style-name="ro1">
          <table:table-cell table:style-name="ce1" office:value-type="string" calcext:value-type="string">
            <text:p>numero paquete</text:p>
          </table:table-cell>
          <table:table-cell table:number-columns-repeated="2" table:style-name="ce4" office:value-type="string" calcext:value-type="string">
            <text:p>Valor</text:p>
          </table:table-cell>
          <table:table-cell table:style-name="ce4" office:value-type="string" calcext:value-type="string">
            <text:p>Ángulo</text:p>
          </table:table-cell>
          <table:table-cell table:number-columns-repeated="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0x54</text:p>
          </table:table-cell>
          <table:table-cell table:number-columns-repeated="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Velocidad</text:p>
          </table:table-cell>
          <table:table-cell table:number-columns-repeated="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Velocidad</text:p>
          </table:table-cell>
          <table:table-cell table:number-columns-repeated="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Ángulo de inicio x100</text:p>
          </table:table-cell>
          <table:table-cell table:number-columns-repeated="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Ángulo de inicio x100</text:p>
          </table:table-cell>
          <table:table-cell table:number-columns-repeated="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Distancia 1 mm</text:p>
          </table:table-cell>
          <table:table-cell table:style-name="ce12" office:value-type="float" office:value="0" calcext:value-type="float" table:number-columns-spanned="1" table:number-rows-spanned="3">
            <text:p>0</text:p>
          </table:table-cell>
          <table:table-cell table:style-name="ce12" table:formula="of:=[.F14]*[.C8]" office:value-type="float" office:value="0" calcext:value-type="float" table:number-columns-spanned="1" table:number-rows-spanned="3">
            <text:p>0</text:p>
          </table:table-cell>
          <table:table-cell office:value-type="string" calcext:value-type="string">
            <text:p>7,8º</text:p>
          </table:table-cell>
          <table:table-cell office:value-type="string" calcext:value-type="string">
            <text:p>12 puntos por grado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Distancia 1 mm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Intensidad 1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Distancia 2 mm</text:p>
          </table:table-cell>
          <table:table-cell table:style-name="ce12" office:value-type="float" office:value="1" calcext:value-type="float" table:number-columns-spanned="1" table:number-rows-spanned="3">
            <text:p>1</text:p>
          </table:table-cell>
          <table:table-cell table:style-name="ce12" table:formula="of:=[.$F$14]*[.C11]" office:value-type="float" office:value="0.709090909090909" calcext:value-type="float" table:number-columns-spanned="1" table:number-rows-spanned="3">
            <text:p>0,709090909090909</text:p>
          </table:table-cell>
          <table:table-cell table:number-columns-repeated="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Distancia 2 mm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Intensidad 2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Distancia 3 mm</text:p>
          </table:table-cell>
          <table:table-cell table:style-name="ce12" office:value-type="float" office:value="2" calcext:value-type="float" table:number-columns-spanned="1" table:number-rows-spanned="3">
            <text:p>2</text:p>
          </table:table-cell>
          <table:table-cell table:style-name="ce12" table:formula="of:=[.$F$14]*[.C14]" office:value-type="float" office:value="1.41818181818182" calcext:value-type="float" table:number-columns-spanned="1" table:number-rows-spanned="3">
            <text:p>1,41818181818182</text:p>
          </table:table-cell>
          <table:table-cell/>
          <table:table-cell table:formula="of:=7.8/11" office:value-type="float" office:value="0.709090909090909" calcext:value-type="float">
            <text:p>0,709090909090909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Distancia 3 mm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Intensidad 3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Distancia 4 mm</text:p>
          </table:table-cell>
          <table:table-cell table:style-name="ce12" office:value-type="float" office:value="3" calcext:value-type="float" table:number-columns-spanned="1" table:number-rows-spanned="3">
            <text:p>3</text:p>
          </table:table-cell>
          <table:table-cell table:style-name="ce12" table:formula="of:=[.$F$14]*[.C17]" office:value-type="float" office:value="2.12727272727273" calcext:value-type="float" table:number-columns-spanned="1" table:number-rows-spanned="3">
            <text:p>2,12727272727273</text:p>
          </table:table-cell>
          <table:table-cell table:number-columns-repeated="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Distancia 4 mm</text:p>
          </table:table-cell>
          <table:covered-table-cell table:number-columns-repeated="2"/>
          <table:table-cell table:number-columns-repeated="2"/>
          <table:table-cell table:formula="of:=360/[.F14]" office:value-type="float" office:value="507.692307692308" calcext:value-type="float">
            <text:p>507,692307692308</text:p>
          </table:table-cell>
          <table:table-cell table:formula="of:=[.G18]/12" office:value-type="float" office:value="42.3076923076923" calcext:value-type="float">
            <text:p>42,3076923076923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Intensidad 4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Distancia 5 mm</text:p>
          </table:table-cell>
          <table:table-cell table:style-name="ce12" office:value-type="float" office:value="4" calcext:value-type="float" table:number-columns-spanned="1" table:number-rows-spanned="3">
            <text:p>4</text:p>
          </table:table-cell>
          <table:table-cell table:style-name="ce12" table:formula="of:=[.$F$14]*[.C20]" office:value-type="float" office:value="2.83636363636364" calcext:value-type="float" table:number-columns-spanned="1" table:number-rows-spanned="3">
            <text:p>2,83636363636364</text:p>
          </table:table-cell>
          <table:table-cell table:number-columns-repeated="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Distancia 5 mm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Intensidad 5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Distancia 6 mm</text:p>
          </table:table-cell>
          <table:table-cell table:style-name="ce12" office:value-type="float" office:value="5" calcext:value-type="float" table:number-columns-spanned="1" table:number-rows-spanned="3">
            <text:p>5</text:p>
          </table:table-cell>
          <table:table-cell table:style-name="ce12" table:formula="of:=[.$F$14]*[.C23]" office:value-type="float" office:value="3.54545454545455" calcext:value-type="float" table:number-columns-spanned="1" table:number-rows-spanned="3">
            <text:p>3,54545454545455</text:p>
          </table:table-cell>
          <table:table-cell table:number-columns-repeated="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Distancia 6 mm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Intensidad 6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Distancia 7 mm</text:p>
          </table:table-cell>
          <table:table-cell table:style-name="ce12" office:value-type="float" office:value="6" calcext:value-type="float" table:number-columns-spanned="1" table:number-rows-spanned="3">
            <text:p>6</text:p>
          </table:table-cell>
          <table:table-cell table:style-name="ce12" table:formula="of:=[.$F$14]*[.C26]" office:value-type="float" office:value="4.25454545454546" calcext:value-type="float" table:number-columns-spanned="1" table:number-rows-spanned="3">
            <text:p>4,25454545454546</text:p>
          </table:table-cell>
          <table:table-cell table:number-columns-repeated="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Distancia 7 mm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Intensidad 7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Distancia 8 mm</text:p>
          </table:table-cell>
          <table:table-cell table:style-name="ce12" office:value-type="float" office:value="7" calcext:value-type="float" table:number-columns-spanned="1" table:number-rows-spanned="3">
            <text:p>7</text:p>
          </table:table-cell>
          <table:table-cell table:style-name="ce12" table:formula="of:=[.$F$14]*[.C29]" office:value-type="float" office:value="4.96363636363636" calcext:value-type="float" table:number-columns-spanned="1" table:number-rows-spanned="3">
            <text:p>4,96363636363636</text:p>
          </table:table-cell>
          <table:table-cell table:number-columns-repeated="4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Distancia 8 mm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Intensidad 8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Distancia 9 mm</text:p>
          </table:table-cell>
          <table:table-cell table:style-name="ce12" office:value-type="float" office:value="8" calcext:value-type="float" table:number-columns-spanned="1" table:number-rows-spanned="3">
            <text:p>8</text:p>
          </table:table-cell>
          <table:table-cell table:style-name="ce12" table:formula="of:=[.$F$14]*[.C32]" office:value-type="float" office:value="5.67272727272727" calcext:value-type="float" table:number-columns-spanned="1" table:number-rows-spanned="3">
            <text:p>5,67272727272727</text:p>
          </table:table-cell>
          <table:table-cell table:number-columns-repeated="4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Distancia 9 mm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Intensidad 9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Distancia 10 mm</text:p>
          </table:table-cell>
          <table:table-cell table:style-name="ce12" office:value-type="float" office:value="9" calcext:value-type="float" table:number-columns-spanned="1" table:number-rows-spanned="3">
            <text:p>9</text:p>
          </table:table-cell>
          <table:table-cell table:style-name="ce12" table:formula="of:=[.$F$14]*[.C35]" office:value-type="float" office:value="6.38181818181818" calcext:value-type="float" table:number-columns-spanned="1" table:number-rows-spanned="3">
            <text:p>6,38181818181818</text:p>
          </table:table-cell>
          <table:table-cell table:number-columns-repeated="4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Distancia 10 mm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Intensidad 10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Distancia 11 mm</text:p>
          </table:table-cell>
          <table:table-cell table:style-name="ce12" office:value-type="float" office:value="10" calcext:value-type="float" table:number-columns-spanned="1" table:number-rows-spanned="3">
            <text:p>10</text:p>
          </table:table-cell>
          <table:table-cell table:style-name="ce12" table:formula="of:=[.$F$14]*[.C38]" office:value-type="float" office:value="7.09090909090909" calcext:value-type="float" table:number-columns-spanned="1" table:number-rows-spanned="3">
            <text:p>7,09090909090909</text:p>
          </table:table-cell>
          <table:table-cell table:number-columns-repeated="4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Distancia 11 mm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Intensidad 11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Distancia 12 mm</text:p>
          </table:table-cell>
          <table:table-cell table:style-name="ce12" office:value-type="float" office:value="11" calcext:value-type="float" table:number-columns-spanned="1" table:number-rows-spanned="3">
            <text:p>11</text:p>
          </table:table-cell>
          <table:table-cell table:style-name="ce12" table:formula="of:=[.$F$14]*[.C41]" office:value-type="float" office:value="7.8" calcext:value-type="float" table:number-columns-spanned="1" table:number-rows-spanned="3">
            <text:p>7,8</text:p>
          </table:table-cell>
          <table:table-cell table:number-columns-repeated="4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Distancia 12 mm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Intensidad 12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office:value-type="string" calcext:value-type="string">
            <text:p>Ángulo de final x100</text:p>
          </table:table-cell>
          <table:table-cell table:number-columns-repeated="6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Ángulo de final x100</text:p>
          </table:table-cell>
          <table:table-cell table:number-columns-repeated="6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number-columns-repeated="7"/>
        </table:table-row>
        <table:table-row table:style-name="ro1" table:number-rows-repeated="104852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8">00/00/0000</text:date>, <text:time style:data-style-name="N2" text:time-value="20:40:16.93943456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7T23:14:14.015542240</meta:creation-date>
    <dc:date>2026-03-28T20:56:32.427176160</dc:date>
    <meta:editing-duration>PT3H8M9S</meta:editing-duration>
    <meta:editing-cycles>4</meta:editing-cycles>
    <meta:generator>LibreOffice/25.2.2.2$Linux_X86_64 LibreOffice_project/520$Build-2</meta:generator>
    <meta:print-date>2026-03-28T20:56:13.956251242</meta:print-date>
    <meta:printed-by>Archivos PDF</meta:printed-by>
    <meta:document-statistic meta:table-count="1" meta:cell-count="123" meta:object-count="0"/>
  </office:meta>
</office:document-meta>
</file>